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fo:line-height="100%"/>
      <style:text-properties style:font-name="Times New Roman" style:font-name-complex="Times New Roman" fo:font-size="20pt" style:font-size-asian="20pt" style:font-size-complex="20pt" fo:language="en" fo:country="GB"/>
    </style:style>
    <style:style style:name="P2" style:parent-style-name="Standard" style:family="paragraph">
      <style:paragraph-properties fo:line-height="150%"/>
      <style:text-properties style:font-name="Times New Roman" style:font-name-complex="Times New Roman" fo:font-size="14pt" style:font-size-asian="14pt" style:font-size-complex="14pt" fo:language="en" fo:country="GB"/>
    </style:style>
    <style:style style:name="P3" style:parent-style-name="Standard" style:family="paragraph">
      <style:paragraph-properties fo:line-height="150%"/>
    </style:style>
    <style:style style:name="T4" style:parent-style-name="Standardskriftforavsnitt" style:family="text">
      <style:text-properties style:font-name="Times New Roman" style:font-name-complex="Times New Roman" fo:font-size="14pt" style:font-size-asian="14pt" style:font-size-complex="14pt" fo:language="en" fo:country="GB"/>
    </style:style>
    <style:style style:name="T5" style:parent-style-name="Standardskriftforavsnitt" style:family="text">
      <style:text-properties style:font-name="Times New Roman" style:font-name-complex="Times New Roman" fo:font-weight="bold" style:font-weight-asian="bold" fo:font-size="14pt" style:font-size-asian="14pt" style:font-size-complex="14pt" fo:language="en" fo:country="GB"/>
    </style:style>
    <style:style style:name="T6" style:parent-style-name="Standardskriftforavsnitt" style:family="text">
      <style:text-properties style:font-name="Times New Roman" style:font-name-complex="Times New Roman" fo:font-size="14pt" style:font-size-asian="14pt" style:font-size-complex="14pt" fo:language="en" fo:country="GB"/>
    </style:style>
    <style:style style:name="T7" style:parent-style-name="Standardskriftforavsnitt" style:family="text">
      <style:text-properties style:font-name="Times New Roman" style:font-name-complex="Times New Roman" fo:font-size="14pt" style:font-size-asian="14pt" style:font-size-complex="14pt" fo:language="en" fo:country="GB"/>
    </style:style>
    <style:style style:name="T8" style:parent-style-name="Standardskriftforavsnitt" style:family="text">
      <style:text-properties style:font-name="Times New Roman" style:font-name-complex="Times New Roman" fo:font-size="14pt" style:font-size-asian="14pt" style:font-size-complex="14pt" fo:language="en" fo:country="GB"/>
    </style:style>
    <style:style style:name="P9" style:parent-style-name="Standard" style:family="paragraph">
      <style:paragraph-properties fo:line-height="150%"/>
      <style:text-properties style:font-name="Times New Roman" style:font-name-complex="Times New Roman" fo:font-size="14pt" style:font-size-asian="14pt" style:font-size-complex="14pt" fo:language="en" fo:country="GB"/>
    </style:style>
    <style:style style:name="P10" style:parent-style-name="Standard" style:family="paragraph">
      <style:paragraph-properties fo:line-height="150%"/>
      <style:text-properties style:font-name="Times New Roman" style:font-name-complex="Times New Roman" fo:font-size="14pt" style:font-size-asian="14pt" style:font-size-complex="14pt" fo:language="en" fo:country="GB"/>
    </style:style>
    <style:style style:name="P11" style:parent-style-name="Standard" style:family="paragraph">
      <style:paragraph-properties fo:line-height="150%"/>
    </style:style>
    <style:style style:name="T12" style:parent-style-name="Standardskriftforavsnitt" style:family="text">
      <style:text-properties style:font-name="Times New Roman" style:font-name-complex="Times New Roman" fo:font-size="14pt" style:font-size-asian="14pt" style:font-size-complex="14pt" fo:language="en" fo:country="GB"/>
    </style:style>
    <style:style style:name="T13" style:parent-style-name="Standardskriftforavsnitt" style:family="text">
      <style:text-properties style:font-name="Times New Roman" style:font-name-complex="Times New Roman" fo:font-size="14pt" style:font-size-asian="14pt" style:font-size-complex="14pt" fo:language="en" fo:country="GB"/>
    </style:style>
  </office:automatic-styles>
  <office:body>
    <office:text text:use-soft-page-breaks="true">
      <text:p text:style-name="P1">My future job</text:p>
      <text:p text:style-name="P2">Police investigator is a person that gathers clues and talk to witnesses and peoples involved in the chases. He works mostly in the town and cities with many people,<text:s/>because it is more normal for the policemen to investigate chases in the smaller towns.</text:p>
      <text:p text:style-name="P3"><text:span text:style-name="T4">Education</text:span><text:span text:style-name="T5"><text:s/></text:span><text:span text:style-name="T6">needed for being a police investigator is to have general admission. Then you must go to the Norwegian Police University College, in either Oslo, Bergen, Kon</text:span><text:span text:style-name="T7">gsvinger or Stavern. You have to study for one year, then one year out practising and the last year back in school. This is the normal education for a police man and it gives you a bachelor grade. After this you will have to take extra educations specified</text:span><text:span text:style-name="T8"><text:s/>on the investigation line.</text:span></text:p>
      <text:p text:style-name="P9">As an investigator you have to be patient and precise. You must be able to work with many people, but also alone. There is also a requirement of having good health and clean records. I think that I have all of these skills, and<text:s/>that I will be able to pas the health test that is sett up by each school. If I feel like I don't have the skills when beginning on the job or education then I will probably manage to build up that them in the proses.</text:p>
      <text:p text:style-name="P10">The fact that I have or probably will<text:s/>be able to build the skill required for the job is why I think I like the job and why I will enjoy it. I also think that it will be fun to experience the fields and scenes where illegal things happen. I understand that it is a dangerous job and that you have to work with dangerous people, but doing the right thing and stopping criminal people from doing bad things is more important.</text:p>
      <text:p text:style-name="P11"><text:span text:style-name="T12">Salary for a police investigator is around 400 000 pr. year. That is more then a normal policeman, but when you take day and</text:span><text:span text:style-name="T13"><text:s/>evening shift and weekend work, you get less pay then the policeman. The salary is in itself not very much, but with the shifts and other extra work you must do, then it will become enoug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Arial" fo:hyphenate="false"/>
    </style:style>
    <style:style style:name="Bildetekst" style:display-name="Bildetekst" style:family="paragraph" style:parent-style-name="Standard">
      <style:paragraph-properties text:number-lines="false" fo:margin-top="0.0833in" fo:margin-bottom="0.0833in"/>
      <style:text-properties style:font-name="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Ari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rstein Solheim Ølberg</meta:initial-creator>
    <dc:creator>Torstein Solheim Ølberg</dc:creator>
    <meta:creation-date>2013-01-31T16:14:00Z</meta:creation-date>
    <dc:date>2014-12-09T16:28:00Z</dc:date>
    <meta:template xlink:href="Normal" xlink:type="simple"/>
    <meta:editing-cycles>1</meta:editing-cycles>
    <meta:editing-duration>PT10800S</meta:editing-duration>
    <meta:document-statistic meta:page-count="1" meta:paragraph-count="3" meta:word-count="302" meta:character-count="1901" meta:row-count="13" meta:non-whitespace-character-count="1602"/>
  </office:meta>
</office:document-meta>
</file>